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41a4" officeooo:paragraph-rsid="001541a4"/>
    </style:style>
    <style:style style:name="P2" style:family="paragraph" style:parent-style-name="Standard">
      <style:text-properties officeooo:rsid="001541a4" officeooo:paragraph-rsid="001708f2"/>
    </style:style>
    <style:style style:name="P3" style:family="paragraph" style:parent-style-name="Standard">
      <style:text-properties officeooo:paragraph-rsid="001541a4"/>
    </style:style>
    <style:style style:name="P4" style:family="paragraph" style:parent-style-name="Standard">
      <style:text-properties officeooo:rsid="001708f2" officeooo:paragraph-rsid="001708f2"/>
    </style:style>
    <style:style style:name="P5" style:family="paragraph" style:parent-style-name="Standard">
      <style:text-properties officeooo:rsid="00195afc" officeooo:paragraph-rsid="00195afc"/>
    </style:style>
    <style:style style:name="P6" style:family="paragraph" style:parent-style-name="Standard">
      <style:text-properties officeooo:rsid="001cd616" officeooo:paragraph-rsid="001cd616"/>
    </style:style>
    <style:style style:name="P7" style:family="paragraph" style:parent-style-name="Standard">
      <style:text-properties officeooo:rsid="001cd616" officeooo:paragraph-rsid="001541a4"/>
    </style:style>
    <style:style style:name="P8" style:family="paragraph" style:parent-style-name="Standard">
      <style:text-properties fo:font-weight="bold" officeooo:rsid="001541a4" officeooo:paragraph-rsid="001541a4" style:font-weight-asian="bold" style:font-weight-complex="bold"/>
    </style:style>
    <style:style style:name="P9" style:family="paragraph" style:parent-style-name="Standard">
      <style:text-properties officeooo:rsid="001fd5e6" officeooo:paragraph-rsid="001fd5e6"/>
    </style:style>
    <style:style style:name="P10" style:family="paragraph" style:parent-style-name="Preformatted_20_Text">
      <style:text-properties officeooo:rsid="0025228c" officeooo:paragraph-rsid="0025228c"/>
    </style:style>
    <style:style style:name="P11" style:family="paragraph" style:parent-style-name="Preformatted_20_Text">
      <style:text-properties officeooo:rsid="00236908" officeooo:paragraph-rsid="0025228c"/>
    </style:style>
    <style:style style:name="P12" style:family="paragraph" style:parent-style-name="Preformatted_20_Text">
      <style:text-properties officeooo:paragraph-rsid="0025228c"/>
    </style:style>
    <style:style style:name="P13" style:family="paragraph" style:parent-style-name="Standard">
      <style:text-properties officeooo:rsid="001cd616" officeooo:paragraph-rsid="001cd616"/>
    </style:style>
    <style:style style:name="P14" style:family="paragraph" style:parent-style-name="Standard">
      <style:text-properties officeooo:rsid="00236908" officeooo:paragraph-rsid="00236908"/>
    </style:style>
    <style:style style:name="P15" style:family="paragraph" style:parent-style-name="Standard">
      <style:text-properties officeooo:rsid="00236908" officeooo:paragraph-rsid="0025228c"/>
    </style:style>
    <style:style style:name="P16" style:family="paragraph" style:parent-style-name="Standard">
      <style:text-properties officeooo:rsid="00195afc" officeooo:paragraph-rsid="00195afc"/>
    </style:style>
    <style:style style:name="P17" style:family="paragraph" style:parent-style-name="Standard">
      <style:text-properties officeooo:rsid="0024ee96" officeooo:paragraph-rsid="0024ee96"/>
    </style:style>
    <style:style style:name="P18" style:family="paragraph" style:parent-style-name="Standard">
      <style:text-properties officeooo:paragraph-rsid="0024ee96"/>
    </style:style>
    <style:style style:name="P19" style:family="paragraph" style:parent-style-name="Standard">
      <style:text-properties officeooo:rsid="0025228c" officeooo:paragraph-rsid="0025228c"/>
    </style:style>
    <style:style style:name="P20" style:family="paragraph" style:parent-style-name="Standard">
      <style:text-properties officeooo:paragraph-rsid="0025228c"/>
    </style:style>
    <style:style style:name="P21" style:family="paragraph" style:parent-style-name="Standard">
      <style:text-properties officeooo:rsid="002764d3" officeooo:paragraph-rsid="002764d3"/>
    </style:style>
    <style:style style:name="T1" style:family="text">
      <style:text-properties officeooo:rsid="001541a4"/>
    </style:style>
    <style:style style:name="T2" style:family="text">
      <style:text-properties officeooo:rsid="001708f2"/>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fd5e6"/>
    </style:style>
    <style:style style:name="T6" style:family="text">
      <style:text-properties officeooo:rsid="00212741"/>
    </style:style>
    <style:style style:name="T7" style:family="text">
      <style:text-properties officeooo:rsid="00236908"/>
    </style:style>
    <style:style style:name="T8" style:family="text">
      <style:text-properties officeooo:rsid="0024ee96"/>
    </style:style>
    <style:style style:name="T9" style:family="text">
      <style:text-properties officeooo:rsid="0025228c"/>
    </style:style>
    <style:style style:name="T10" style:family="text">
      <style:text-properties style:font-name="Liberation Mono" fo:font-size="10pt" officeooo:rsid="0025228c" style:font-name-asian="Noto Sans Mono CJK SC" style:font-size-asian="10pt" style:font-name-complex="Liberation Mono" style:font-size-complex="10pt"/>
    </style:style>
    <style:style style:name="T11" style:family="text">
      <style:text-properties officeooo:rsid="002764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BD: <text:span text:style-name="T5">T</text:span>he GNU Project Debugger</text:p>
      <text:p text:style-name="P1"/>
      <text:p text:style-name="P1">Instilation: </text:p>
      <text:p text:style-name="P1"><text:span text:style-name="T6">O</text:span>n linux systems simply type ‘gdb’ into the command line and you will be prompted with the appropreat installation adress. For ubuntu it is ‘sudo apt install gdb’ </text:p>
      <text:p text:style-name="P9">alternitivly new and old versions can be found on https://www.gnu.org/software/gdb/download/</text:p>
      <text:p text:style-name="P1"/>
      <text:p text:style-name="P1">usage: </text:p>
      <text:p text:style-name="P3"><text:span text:style-name="T1">to use first compile the s</text:span><text:span text:style-name="T2">c</text:span><text:span text:style-name="T1">ript you want to debug with the flag -ggdb directly after gcc and changing the output file to .out as to not confuse the </text:span><text:span text:style-name="T2">standard output. </text:span></text:p>
      <text:p text:style-name="P2">so fot the explicitMatrix it becomes </text:p>
      <text:p text:style-name="P2">gcc -ggdb explicitMatrix.cpp -o explicitMatrix.out -lgsl -lgslcblas -lm -lstdc++</text:p>
      <text:p text:style-name="P4">then a exicute the .out file using gdb for example </text:p>
      <text:p text:style-name="P4">gdb explicitMatrix.out</text:p>
      <text:p text:style-name="P4">you are now in GDB you can set breakpoints using the break command, you can specify line numbers or function names for example break main will set a breakpoint at the top of main. To see the code you are exicuting type layout next and then run, this will exicute the loaded file to the first breakpoint and display the code on the top half.</text:p>
      <text:p text:style-name="P7"/>
      <text:p text:style-name="P6">To enter gdb type gdb the name of the flaged file. </text:p>
      <text:p text:style-name="P5">To exit gdb and return to the command line type ‘quit’</text:p>
      <text:p text:style-name="P5"/>
      <text:p text:style-name="P17">Alternitively: </text:p>
      <text:p text:style-name="P17">gcc explicitMatrix.cpp -o explicitMatrix -lgsl -lgslcblas -lm -lstdc++ -g</text:p>
      <text:p text:style-name="P17">gdb explicitMatrix | tee gdb_debug.out</text:p>
      <text:p text:style-name="P5"/>
      <text:p text:style-name="P6">commands list:</text:p>
      <text:p text:style-name="P6"><text:span text:style-name="T3">r</text:span>un</text:p>
      <text:p text:style-name="P6"><text:span text:style-name="T3">s</text:span>tep</text:p>
      <text:p text:style-name="P6"><text:span text:style-name="T3">n</text:span>ext</text:p>
      <text:p text:style-name="P6"><text:span text:style-name="T3">c</text:span>ontinue</text:p>
      <text:p text:style-name="P6"><text:span text:style-name="T3">p</text:span>rint</text:p>
      <text:p text:style-name="P6">watch</text:p>
      <text:p text:style-name="P6"><text:span text:style-name="T4">ref</text:span>resh</text:p>
      <text:p text:style-name="P6"/>
      <text:p text:style-name="P6"/>
      <text:p text:style-name="P6"/>
      <text:p text:style-name="P6"/>
      <text:p text:style-name="P6"/>
      <text:p text:style-name="P14">PART 2: advanced break points</text:p>
      <text:p text:style-name="P17">You can modify breakpoints with logic and conditional statements.</text:p>
      <text:p text:style-name="P17">For example if you want the breakpoint to only break after a variable reaches a spesifyed value. You would declare it as such:</text:p>
      <text:p text:style-name="P17">b 3324 if totalTimeSteps&gt;304 </text:p>
      <text:p text:style-name="P17">Or if you only wanted to break for some calculations and not others you would declare it as such:</text:p>
      <text:p text:style-name="P18"><text:span text:style-name="T8">b 3324 if </text:span>RGn==8</text:p>
      <text:p text:style-name="P17">Finaly you can add logic to breakpoints to obtain desired results:</text:p>
      <text:p text:style-name="P17">b 3324 if totalTimeSteps&gt;304 &amp;&amp; RGn==8</text:p>
      <text:p text:style-name="P14"/>
      <text:p text:style-name="P14"><text:soft-page-break/>PART 3: print to file</text:p>
      <text:p text:style-name="P14"/>
      <text:p text:style-name="P19">You can have GDB ouput information to a file. I will discuss multible methods.</text:p>
      <text:p text:style-name="P19">First you can </text:p>
      <text:p text:style-name="P10"><text:span text:style-name="Source_20_Text">(gdb) set logging on</text:span></text:p>
      <text:p text:style-name="P20"><text:span text:style-name="T9">This will by default set logging to output to </text:span><text:span text:style-name="Source_20_Text">./gdb.txt</text:span></text:p>
      <text:p text:style-name="P15"><text:span text:style-name="T9">You can set the log file using </text:span></text:p>
      <text:p text:style-name="P12"><text:span text:style-name="Source_20_Text"><text:span text:style-name="T7">(gdb) set logging file </text:span></text:span><text:span text:style-name="Source_20_Text"><text:span text:style-name="T10">NAME_OF_FILE</text:span></text:span><text:span text:style-name="Source_20_Text"><text:span text:style-name="T7">.log</text:span></text:span></text:p>
      <text:p text:style-name="P15"><text:span text:style-name="T9">And you can see information about logging using the command:</text:span></text:p>
      <text:p text:style-name="P11"><text:span text:style-name="Source_20_Text">(gdb) show logging</text:span></text:p>
      <text:p text:style-name="P19">sourse: <text:a xlink:type="simple" xlink:href="https://stackoverflow.com/questions/5941158/gdb-print-to-file-instead-of-stdout" text:style-name="Internet_20_link" text:visited-style-name="Visited_20_Internet_20_Link">https://stackoverflow.com/questions/5941158/gdb-print-to-file-instead-of-stdout</text:a></text:p>
      <text:p text:style-name="P19"/>
      <text:p text:style-name="P21">More examples: </text:p>
      <text:p text:style-name="P21"/>
      <text:p text:style-name="P19">b 33<text:span text:style-name="T11">93</text:span> if totalTimeSteps&gt;<text:span text:style-name="T11">46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7T10:24:02.196112365</meta:creation-date>
    <dc:date>2022-06-08T12:48:04.964910072</dc:date>
    <meta:editing-duration>PT2H31M30S</meta:editing-duration>
    <meta:editing-cycles>7</meta:editing-cycles>
    <meta:generator>LibreOffice/6.4.7.2$Linux_X86_64 LibreOffice_project/40$Build-2</meta:generator>
    <meta:document-statistic meta:table-count="0" meta:image-count="0" meta:object-count="0" meta:page-count="2" meta:paragraph-count="44" meta:word-count="364" meta:character-count="2212" meta:non-whitespace-character-count="1880"/>
  </office:meta>
</office:document-meta>
</file>